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sans-serif" svg:font-family="sans-serif"/>
    <style:font-face style:name="Serif" svg:font-family="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es" fo:country="ES"/>
    </style:style>
    <style:style style:name="P2" style:family="paragraph" style:parent-style-name="Text_20_body">
      <style:text-properties fo:language="es" fo:country="ES" officeooo:rsid="000a868d" officeooo:paragraph-rsid="000a868d"/>
    </style:style>
    <style:style style:name="P3" style:family="paragraph" style:parent-style-name="Text_20_body">
      <style:text-properties style:font-name="Liberation Serif" fo:font-size="12pt" fo:language="es" fo:country="ES" fo:font-weight="normal" officeooo:rsid="000c3d4e" officeooo:paragraph-rsid="000c3d4e" style:font-size-asian="12pt" style:font-weight-asian="normal" style:font-size-complex="12pt" style:font-weight-complex="normal"/>
    </style:style>
    <style:style style:name="P4" style:family="paragraph" style:parent-style-name="Title">
      <style:text-properties fo:language="es" fo:country="ES" officeooo:rsid="000a868d" officeooo:paragraph-rsid="000a868d"/>
    </style:style>
    <style:style style:name="P5" style:family="paragraph" style:parent-style-name="Subtitle">
      <style:text-properties fo:font-size="16pt" fo:language="es" fo:country="ES" officeooo:rsid="000a868d" officeooo:paragraph-rsid="000a868d" style:font-size-asian="16pt" style:font-size-complex="16pt"/>
    </style:style>
    <style:style style:name="P6" style:family="paragraph" style:parent-style-name="Text_20_body">
      <style:text-properties style:font-name="Liberation Serif" fo:font-size="12pt" fo:language="es" fo:country="ES" fo:font-weight="normal" officeooo:rsid="000c3d4e" officeooo:paragraph-rsid="000c3d4e" style:font-size-asian="12pt" style:font-weight-asian="normal" style:font-size-complex="12pt" style:font-weight-complex="normal"/>
    </style:style>
    <style:style style:name="P7" style:family="paragraph" style:parent-style-name="Text_20_body">
      <style:text-properties officeooo:paragraph-rsid="000c3d4e"/>
    </style:style>
    <style:style style:name="P8" style:family="paragraph" style:parent-style-name="Text_20_body">
      <style:text-properties officeooo:paragraph-rsid="000f21c2"/>
    </style:style>
    <style:style style:name="P9" style:family="paragraph" style:parent-style-name="Text_20_body">
      <style:text-properties officeooo:rsid="0010b212" officeooo:paragraph-rsid="0010b212"/>
    </style:style>
    <style:style style:name="P10" style:family="paragraph" style:parent-style-name="Text_20_body">
      <style:text-properties officeooo:paragraph-rsid="0010b212"/>
    </style:style>
    <style:style style:name="P11" style:family="paragraph">
      <loext:graphic-properties draw:fill="none" draw:fill-color="#ffffff"/>
      <style:text-properties fo:font-size="12pt"/>
    </style:style>
    <style:style style:name="P12" style:family="paragraph">
      <style:paragraph-properties fo:text-align="center"/>
    </style:style>
    <style:style style:name="P13" style:family="paragraph">
      <style:paragraph-properties fo:text-align="center"/>
      <style:text-properties fo:font-size="12pt"/>
    </style:style>
    <style:style style:name="P14" style:family="paragraph">
      <loext:graphic-properties draw:fill="none" draw:fill-color="#ffffff"/>
      <style:text-properties fo:font-weight="bold" style:font-weight-asian="bold" style:font-weight-complex="bold"/>
    </style:style>
    <style:style style:name="P15" style:family="paragraph">
      <loext:graphic-properties draw:fill="none" draw:fill-color="#ffffff"/>
      <style:text-properties fo:font-size="12pt" fo:font-weight="bold" style:font-weight-asian="bold" style:font-weight-complex="bold"/>
    </style:style>
    <style:style style:name="P16" style:family="paragraph">
      <loext:graphic-properties draw:fill="none" draw:fill-color="#ffffff"/>
    </style:style>
    <style:style style:name="T1" style:family="text">
      <style:text-properties fo:font-weight="normal" officeooo:rsid="000c3d4e" style:font-weight-asian="normal" style:font-weight-complex="normal"/>
    </style:style>
    <style:style style:name="T2" style:family="text">
      <style:text-properties fo:font-weight="bold" officeooo:rsid="000c3d4e" style:font-weight-asian="bold" style:font-weight-complex="bold"/>
    </style:style>
    <style:style style:name="T3" style:family="text">
      <style:text-properties style:font-name="Liberation Serif" fo:font-size="12pt" fo:font-weight="normal" style:font-size-asian="12pt" style:font-weight-asian="normal" style:font-size-complex="12pt" style:font-weight-complex="normal"/>
    </style:style>
    <style:style style:name="T4" style:family="text">
      <style:text-properties style:font-name="Liberation Serif" fo:font-size="12pt" fo:language="es" fo:country="ES" fo:font-weight="normal" officeooo:rsid="000c3d4e" style:font-size-asian="12pt" style:font-weight-asian="normal" style:font-size-complex="12pt" style:font-weight-complex="normal"/>
    </style:style>
    <style:style style:name="T5" style:family="text">
      <style:text-properties style:font-name="Liberation Serif" fo:font-size="12pt" fo:language="es" fo:country="ES" fo:font-weight="normal" officeooo:rsid="000f21c2" style:font-size-asian="12pt" style:font-weight-asian="normal" style:font-size-complex="12pt" style:font-weight-complex="normal"/>
    </style:style>
    <style:style style:name="T6" style:family="text">
      <style:text-properties style:font-name="sans-serif" fo:font-size="13.5pt" fo:font-style="normal" fo:font-weight="normal" style:font-size-asian="12pt" style:font-style-asian="normal" style:font-weight-asian="normal" style:font-size-complex="12pt" style:font-style-complex="normal" style:font-weight-complex="normal"/>
    </style:style>
    <style:style style:name="T7" style:family="text">
      <style:text-properties style:font-name="monospace" fo:font-size="13.5pt" fo:font-style="normal" fo:font-weight="normal" style:font-size-asian="12pt" style:font-style-asian="normal" style:font-weight-asian="normal" style:font-size-complex="12pt" style:font-style-complex="normal" style:font-weight-complex="normal"/>
    </style:style>
    <style:style style:name="T8" style:family="text">
      <style:text-properties style:font-name="Liberation Serif" fo:font-size="12pt" style:font-size-asian="12pt" style:font-size-complex="12pt"/>
    </style:style>
    <style:style style:name="T9" style:family="text">
      <style:text-properties style:font-name="Liberation Serif" fo:font-size="12pt" fo:font-weight="normal" style:font-size-asian="12pt" style:font-weight-asian="normal" style:font-size-complex="12pt" style:font-weight-complex="normal"/>
    </style:style>
    <style:style style:name="T10" style:family="text">
      <style:text-properties style:font-name="Liberation Serif" fo:font-size="12pt" fo:font-weight="normal" officeooo:rsid="0010b212" style:font-size-asian="12pt" style:font-weight-asian="normal" style:font-size-complex="12pt" style:font-weight-complex="normal"/>
    </style:style>
    <style:style style:name="T11" style:family="text">
      <style:text-properties style:font-name="Liberation Serif" fo:font-size="12pt" fo:font-weight="bold" officeooo:rsid="0010b212" style:font-size-asian="12pt" style:font-weight-asian="bold" style:font-size-complex="12pt" style:font-weight-complex="bold"/>
    </style:style>
    <style:style style:name="T12"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13"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14" style:family="text">
      <style:text-properties style:font-name="Liberation Serif" fo:font-size="12pt" fo:font-style="normal" fo:font-weight="normal" officeooo:rsid="0010b212" style:font-size-asian="12pt" style:font-style-asian="normal" style:font-weight-asian="normal" style:font-size-complex="12pt" style:font-style-complex="normal" style:font-weight-complex="normal"/>
    </style:style>
    <style:style style:name="T15" style:family="text">
      <style:text-properties style:font-name="Liberation Serif" fo:font-size="13.5pt" fo:font-style="normal" fo:font-weight="normal" style:font-size-asian="12pt" style:font-style-asian="normal" style:font-weight-asian="normal" style:font-size-complex="12pt" style:font-style-complex="normal" style:font-weight-complex="normal"/>
    </style:style>
    <style:style style:name="T16" style:family="text">
      <style:text-properties fo:color="#bc7a00" fo:font-size="12pt"/>
    </style:style>
    <style:style style:name="T17" style:family="text">
      <style:text-properties fo:color="#000000" fo:font-size="12pt"/>
    </style:style>
    <style:style style:name="T18" style:family="text">
      <style:text-properties fo:color="#408080" fo:font-size="12pt"/>
    </style:style>
    <style:style style:name="T19" style:family="text">
      <style:text-properties fo:color="#b00040" fo:font-size="12pt"/>
    </style:style>
    <style:style style:name="T20" style:family="text">
      <style:text-properties fo:color="#0000ff" fo:font-size="12pt"/>
    </style:style>
    <style:style style:name="T21" style:family="text">
      <style:text-properties fo:color="#008000" fo:font-size="12pt"/>
    </style:style>
    <style:style style:name="T22" style:family="text">
      <style:text-properties fo:color="#666666" fo:font-size="12pt"/>
    </style:style>
    <style:style style:name="T23" style:family="text">
      <style:text-properties fo:color="#ba2121" fo:font-size="12pt"/>
    </style:style>
    <style:style style:name="T24" style:family="text">
      <style:text-properties fo:color="#bb6622" fo:font-size="12pt"/>
    </style:style>
    <style:style style:name="T25" style:family="text">
      <style:text-properties fo:font-size="16pt" fo:font-weight="bold" style:font-size-asian="14pt" style:font-weight-asian="bold" style:font-size-complex="16pt" style:font-weight-complex="bold"/>
    </style:style>
    <style:style style:name="T26" style:family="text">
      <style:text-properties fo:font-size="15pt" fo:font-weight="bold" style:font-size-asian="13pt" style:font-weight-asian="bold" style:font-size-complex="15pt" style:font-weight-complex="bold"/>
    </style:style>
    <style:style style:name="T27" style:family="text">
      <style:text-properties fo:color="#bc7a00"/>
    </style:style>
    <style:style style:name="T28" style:family="text">
      <style:text-properties fo:color="#000000"/>
    </style:style>
    <style:style style:name="T29" style:family="text">
      <style:text-properties fo:color="#408080"/>
    </style:style>
    <style:style style:name="T30" style:family="text">
      <style:text-properties fo:color="#b00040"/>
    </style:style>
    <style:style style:name="T31" style:family="text">
      <style:text-properties fo:color="#0000ff"/>
    </style:style>
    <style:style style:name="T32" style:family="text">
      <style:text-properties fo:color="#666666"/>
    </style:style>
    <style:style style:name="T33" style:family="text">
      <style:text-properties fo:color="#008000"/>
    </style:style>
    <style:style style:name="gr1" style:family="graphic">
      <style:graphic-properties draw:stroke="none" svg:stroke-color="#000000" draw:fill="none" draw:fill-color="#ffffff" fo:min-height="6.7228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6665in" fo:min-width="0.6665in"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0.6673in" fo:min-width="0.6673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3752in"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draw:marker-start="Arrowheads_20_1" draw:marker-en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1654in"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3.8335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emoria práctica 1</text:p>
      <text:p text:style-name="P2"/>
      <text:p text:style-name="P5">Rodrigo Lardiés Guillén, Carlos Gómez-Lobo Hernaiz</text:p>
      <text:p text:style-name="P2"/>
      <text:p text:style-name="P1"><text:span text:style-name="T2">Ejercicio 3.</text:span><text:span text:style-name="T1"> a) </text:span><text:span text:style-name="T3">Analiza el texto que imprime el programa. ¿Se puede saber a priori en qué orden se imprimirá el texto ? ¿Por qué?</text:span></text:p>
      <text:p text:style-name="P3">No, al estar ejecutándose dos procesos en paralelo que mandan imprimir texto en la terminal en un espacio de tiempo muy pequeño, dependerá del planificador del sistema operativo cuál de los dos se ejecutará antes.</text:p>
      <text:p text:style-name="P3"/>
      <text:p text:style-name="P7"><text:span text:style-name="T4">b) <text:s/></text:span><text:span text:style-name="T8">Cambia el código para que el proceso hijo imprima su pid y el de su padreen vez de la variable i.</text:span></text:p>
      <text:p text:style-name="P3"><draw:frame text:anchor-type="paragraph" draw:z-index="0" draw:name="Shape1" draw:style-name="gr1" draw:text-style-name="P11" svg:width="7.1331in" svg:height="6.7232in" svg:x="0.3465in" svg:y="0.0492in"><draw:text-box><text:p><text:span text:style-name="T16">#incl</text:span><text:span text:style-name="T16">ude</text:span><text:span text:style-name="T17"> </text:span><text:span text:style-name="T18">&lt;stdi</text:span><text:span text:style-name="T18">o.h&gt;</text:span></text:p><text:p><text:span text:style-name="T16">#incl</text:span><text:span text:style-name="T16">ude</text:span><text:span text:style-name="T17"> </text:span><text:span text:style-name="T18">&lt;stdl</text:span><text:span text:style-name="T18">ib.h&gt;</text:span></text:p><text:p><text:span text:style-name="T16">#incl</text:span><text:span text:style-name="T16">ude</text:span><text:span text:style-name="T17"> </text:span><text:span text:style-name="T18">&lt;uni</text:span><text:span text:style-name="T18">std.h</text:span><text:span text:style-name="T18">&gt;</text:span></text:p><text:p><text:span text:style-name="T16">#incl</text:span><text:span text:style-name="T16">ude</text:span><text:span text:style-name="T17"> </text:span><text:span text:style-name="T18">&lt;sys/</text:span><text:span text:style-name="T18">types</text:span><text:span text:style-name="T18">.h&gt;</text:span></text:p><text:p><text:span text:style-name="T16">#incl</text:span><text:span text:style-name="T16">ude</text:span><text:span text:style-name="T17"> </text:span><text:span text:style-name="T18">&lt;sys/</text:span><text:span text:style-name="T18">wait.</text:span><text:span text:style-name="T18">h&gt;</text:span></text:p><text:p><text:span text:style-name="T17"/></text:p><text:p><text:span text:style-name="T16">#defi</text:span><text:span text:style-name="T16">ne </text:span><text:span text:style-name="T16">NU</text:span><text:span text:style-name="T16">M_P</text:span><text:span text:style-name="T16">ROC </text:span><text:span text:style-name="T16">3</text:span></text:p><text:p><text:span text:style-name="T17"/></text:p><text:p><text:span text:style-name="T19">int</text:span><text:span text:style-name="T17"> </text:span><text:span text:style-name="T20">main</text:span><text:span text:style-name="T17">(</text:span><text:span text:style-name="T19">void</text:span><text:span text:style-name="T17">){</text:span></text:p><text:p><text:span text:style-name="T17"/></text:p><text:p><text:span text:style-name="T17"><text:tab/></text:span><text:span text:style-name="T19">pid_t</text:span><text:span text:style-name="T17"> </text:span><text:span text:style-name="T17">pid;</text:span></text:p><text:p><text:span text:style-name="T17"><text:tab/></text:span><text:span text:style-name="T19">int</text:span><text:span text:style-name="T17"> i;</text:span></text:p><text:p><text:span text:style-name="T17"><text:tab/></text:span><text:span text:style-name="T21">for</text:span><text:span text:style-name="T17">(i </text:span><text:span text:style-name="T22">=</text:span><text:span text:style-name="T17"> </text:span><text:span text:style-name="T22">0</text:span><text:span text:style-name="T17">; i </text:span><text:span text:style-name="T22">&lt;</text:span><text:span text:style-name="T17"> </text:span><text:span text:style-name="T17">NU</text:span><text:span text:style-name="T17">M_P</text:span><text:span text:style-name="T17">ROC</text:span><text:span text:style-name="T17">; i</text:span><text:span text:style-name="T22">+</text:span><text:span text:style-name="T22">+</text:span><text:span text:style-name="T17">) {</text:span></text:p><text:p><text:span text:style-name="T17"/></text:p><text:p><text:span text:style-name="T17"><text:tab/></text:span><text:span text:style-name="T17"><text:tab/></text:span><text:span text:style-name="T17"><text:tab/></text:span><text:span text:style-name="T17">pid </text:span><text:span text:style-name="T22">=</text:span><text:span text:style-name="T17"> </text:span><text:span text:style-name="T17">fork(</text:span><text:span text:style-name="T17">);</text:span></text:p><text:p><text:span text:style-name="T17"><text:tab/></text:span><text:span text:style-name="T17"><text:tab/></text:span><text:span text:style-name="T17"><text:tab/></text:span><text:span text:style-name="T21">if</text:span><text:span text:style-name="T17">(pid </text:span><text:span text:style-name="T22">&lt;</text:span><text:span text:style-name="T17"> <text:s/></text:span><text:span text:style-name="T22">0</text:span><text:span text:style-name="T17">) </text:span><text:span text:style-name="T17">{</text:span></text:p><text:p><text:span text:style-name="T17"><text:tab/></text:span><text:span text:style-name="T17"><text:tab/></text:span><text:span text:style-name="T17"><text:tab/></text:span><text:span text:style-name="T17"><text:tab/></text:span><text:span text:style-name="T17">printf</text:span><text:span text:style-name="T17">(</text:span><text:span text:style-name="T23">"Err</text:span><text:span text:style-name="T23">or al </text:span><text:span text:style-name="T23">empl</text:span><text:span text:style-name="T23">ear </text:span><text:span text:style-name="T23">fork</text:span><text:span text:style-name="T24">\</text:span><text:span text:style-name="T24">n</text:span><text:span text:style-name="T23">"</text:span><text:span text:style-name="T17">);</text:span></text:p><text:p><text:span text:style-name="T17"><text:tab/></text:span><text:span text:style-name="T17"><text:tab/></text:span><text:span text:style-name="T17"><text:tab/></text:span><text:span text:style-name="T17"><text:tab/></text:span><text:span text:style-name="T17">exit(</text:span><text:span text:style-name="T17">EXI</text:span><text:span text:style-name="T17">T_F</text:span><text:span text:style-name="T17">AIL</text:span><text:span text:style-name="T17">URE</text:span><text:span text:style-name="T17">);</text:span></text:p><text:p><text:span text:style-name="T17"><text:tab/></text:span><text:span text:style-name="T17"><text:tab/></text:span><text:span text:style-name="T17"><text:tab/></text:span><text:span text:style-name="T17">}</text:span></text:p><text:p><text:span text:style-name="T17"><text:tab/></text:span><text:span text:style-name="T17"><text:tab/></text:span><text:span text:style-name="T17"><text:tab/></text:span><text:span text:style-name="T21">else</text:span><text:span text:style-name="T17"> </text:span><text:span text:style-name="T21">if</text:span><text:span text:style-name="T17">(pid </text:span><text:span text:style-name="T22">==</text:span><text:span text:style-name="T17"> <text:s/></text:span><text:span text:style-name="T22">0</text:span><text:span text:style-name="T17">){</text:span></text:p><text:p><text:span text:style-name="T17"><text:tab/></text:span><text:span text:style-name="T17"><text:tab/></text:span><text:span text:style-name="T17"><text:tab/></text:span><text:span text:style-name="T17"><text:tab/></text:span><text:span text:style-name="T17">printf</text:span><text:span text:style-name="T17">(</text:span><text:span text:style-name="T23">"HI</text:span><text:span text:style-name="T23">JO </text:span><text:span text:style-name="T23">%d </text:span><text:span text:style-name="T23">PAD</text:span><text:span text:style-name="T23">RE </text:span><text:span text:style-name="T23">%d</text:span><text:span text:style-name="T24">\</text:span><text:span text:style-name="T24">n</text:span><text:span text:style-name="T23">"</text:span><text:span text:style-name="T17">, </text:span><text:span text:style-name="T17">getpi</text:span><text:span text:style-name="T17">d(), </text:span><text:span text:style-name="T17">getp</text:span><text:span text:style-name="T17">pid()</text:span><text:span text:style-name="T17">);</text:span></text:p><text:p><text:span text:style-name="T17"><text:tab/></text:span><text:span text:style-name="T17"><text:tab/></text:span><text:span text:style-name="T17"><text:tab/></text:span><text:span text:style-name="T17"><text:tab/></text:span><text:span text:style-name="T17">exit(</text:span><text:span text:style-name="T17">EXI</text:span><text:span text:style-name="T17">T_S</text:span><text:span text:style-name="T17">UCC</text:span><text:span text:style-name="T17">ESS)</text:span><text:span text:style-name="T17">;</text:span></text:p><text:p><text:span text:style-name="T17"><text:tab/></text:span><text:span text:style-name="T17"><text:tab/></text:span><text:span text:style-name="T17"><text:tab/></text:span><text:span text:style-name="T17">}</text:span></text:p><text:p><text:span text:style-name="T17"><text:tab/></text:span><text:span text:style-name="T17"><text:tab/></text:span><text:span text:style-name="T17"><text:tab/></text:span><text:span text:style-name="T21">else</text:span><text:span text:style-name="T17"> </text:span><text:span text:style-name="T21">if</text:span><text:span text:style-name="T17">(pid </text:span><text:span text:style-name="T22">&gt;</text:span><text:span text:style-name="T17"> <text:s/></text:span><text:span text:style-name="T22">0</text:span><text:span text:style-name="T17">)</text:span><text:span text:style-name="T17">{</text:span></text:p><text:p><text:span text:style-name="T17"><text:tab/></text:span><text:span text:style-name="T17"><text:tab/></text:span><text:span text:style-name="T17"><text:tab/></text:span><text:span text:style-name="T17"><text:tab/></text:span><text:span text:style-name="T17">printf</text:span><text:span text:style-name="T17">(</text:span><text:span text:style-name="T23">"PA</text:span><text:span text:style-name="T23">DRE </text:span><text:span text:style-name="T23">%d</text:span><text:span text:style-name="T24">\</text:span><text:span text:style-name="T24">n</text:span><text:span text:style-name="T23">"</text:span><text:span text:style-name="T17">, </text:span><text:span text:style-name="T17">i);</text:span></text:p><text:p><text:span text:style-name="T17"><text:tab/></text:span><text:span text:style-name="T17"><text:tab/></text:span><text:span text:style-name="T17"><text:tab/></text:span><text:span text:style-name="T17">}</text:span></text:p><text:p><text:span text:style-name="T17"><text:tab/></text:span><text:span text:style-name="T17">}</text:span></text:p><text:p><text:span text:style-name="T17"><text:tab/></text:span><text:span text:style-name="T17">wait(</text:span><text:span text:style-name="T21">NUL</text:span><text:span text:style-name="T21">L</text:span><text:span text:style-name="T17">);</text:span></text:p><text:p><text:span text:style-name="T17"><text:tab/></text:span><text:span text:style-name="T17">exit(</text:span><text:span text:style-name="T17">EXI</text:span><text:span text:style-name="T17">T_S</text:span><text:span text:style-name="T17">UCC</text:span><text:span text:style-name="T17">ESS)</text:span><text:span text:style-name="T17">;</text:span></text:p><text:p><text:span text:style-name="T17">}</text:span></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text:soft-page-break/><text:span text:style-name="T5">c) <text:s/></text:span><text:span text:style-name="T8">Analiza el árbol de procesos que genera el código de arriba. Muestralo en la memoria como un diagrama de árbol (como el que aparece en el ejercicio 4) explicando porqué es así.</text:span></text:p>
      <text:p text:style-name="P8"><draw:custom-shape text:anchor-type="paragraph" draw:z-index="1" draw:name="Shape2" draw:style-name="gr2" draw:text-style-name="P12" svg:width="0.6669in" svg:height="0.6669in" svg:x="2.6071in" svg:y="0.3736in"><text:p/><draw:enhanced-geometry svg:viewBox="0 0 21600 21600" draw:type="rectangle" draw:enhanced-path="M 0 0 L 21600 0 21600 21600 0 21600 0 0 Z N"/></draw:custom-shape><draw:custom-shape text:anchor-type="paragraph" draw:z-index="2" draw:name="Shape2" draw:style-name="gr2" draw:text-style-name="P12" svg:width="0.6669in" svg:height="0.6669in" svg:x="3.5756in" svg:y="3.3634in"><text:p/><draw:enhanced-geometry svg:viewBox="0 0 21600 21600" draw:type="rectangle" draw:enhanced-path="M 0 0 L 21600 0 21600 21600 0 21600 0 0 Z N"/></draw:custom-shape><draw:custom-shape text:anchor-type="paragraph" draw:z-index="3" draw:name="Shape2" draw:style-name="gr2" draw:text-style-name="P12" svg:width="0.6669in" svg:height="0.6669in" svg:x="3.5862in" svg:y="2.3736in"><text:p/><draw:enhanced-geometry svg:viewBox="0 0 21600 21600" draw:type="rectangle" draw:enhanced-path="M 0 0 L 21600 0 21600 21600 0 21600 0 0 Z N"/></draw:custom-shape><draw:custom-shape text:anchor-type="paragraph" draw:z-index="4" draw:name="Shape2" draw:style-name="gr3" draw:text-style-name="P13" svg:width="0.6677in" svg:height="0.6677in" svg:x="3.5862in" svg:y="1.3945in"><text:p/><draw:enhanced-geometry svg:viewBox="0 0 21600 21600" draw:type="rectangle" draw:enhanced-path="M 0 0 L 21600 0 21600 21600 0 21600 0 0 Z N"/></draw:custom-shape><draw:frame text:anchor-type="paragraph" draw:z-index="5" draw:name="Shape3" draw:style-name="gr4" draw:text-style-name="P14" svg:width="0.4276in" svg:height="0.3752in" svg:x="2.8465in" svg:y="0.561in"><draw:text-box><text:p><text:span text:style-name="T25">P1</text:span></text:p></draw:text-box></draw:frame><draw:line text:anchor-type="paragraph" draw:z-index="6" draw:name="Shape4" draw:style-name="gr5" draw:text-style-name="P12" svg:x1="2.9299in" svg:y1="1.0402in" svg:x2="2.9299in" svg:y2="3.8319in"><text:p/></draw:line><draw:line text:anchor-type="paragraph" draw:z-index="7" draw:name="Shape5" draw:style-name="gr6" draw:text-style-name="P12" svg:x1="3.5756in" svg:y1="3.8319in" svg:x2="2.9299in" svg:y2="3.8319in"><text:p/></draw:line><draw:line text:anchor-type="paragraph" draw:z-index="8" draw:name="Shape5" draw:style-name="gr6" draw:text-style-name="P12" svg:x1="3.5858in" svg:y1="2.7484in" svg:x2="2.9402in" svg:y2="2.7484in"><text:p/></draw:line><draw:line text:anchor-type="paragraph" draw:z-index="9" draw:name="Shape5" draw:style-name="gr6" draw:text-style-name="P12" svg:x1="3.5858in" svg:y1="1.7484in" svg:x2="2.9402in" svg:y2="1.7484in"><text:p/></draw:line><draw:frame text:anchor-type="paragraph" draw:z-index="10" draw:name="Shape6" draw:style-name="gr7" draw:text-style-name="P15" svg:width="0.3543in" svg:height="0.2406in" svg:x="3.7839in" svg:y="1.6236in"><draw:text-box><text:p><text:span text:style-name="T26">H1</text:span></text:p></draw:text-box></draw:frame><draw:frame text:anchor-type="paragraph" draw:z-index="11" draw:name="Shape6" draw:style-name="gr7" draw:text-style-name="P15" svg:width="0.3543in" svg:height="0.2406in" svg:x="3.7945in" svg:y="2.5819in"><draw:text-box><text:p><text:span text:style-name="T26">H2</text:span></text:p></draw:text-box></draw:frame><draw:frame text:anchor-type="paragraph" draw:z-index="12" draw:name="Shape6" draw:style-name="gr7" draw:text-style-name="P15" svg:width="0.3543in" svg:height="0.2406in" svg:x="3.7736in" svg:y="3.5717in"><draw:text-box><text:p><text:span text:style-name="T26">H3</text:span></text:p></draw:text-box></draw:frame><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10"><text:span text:style-name="T11">Ejercicio 4.</text:span><text:span text:style-name="T10"> a) </text:span><text:span text:style-name="T3">El código del ejercicio 3 deja procesos huérfanos, ¿Por qué?</text:span></text:p>
      <text:p text:style-name="P9"><text:span text:style-name="T3">Porque al poner </text:span><text:span text:style-name="T12">wait(null)</text:span><text:span text:style-name="T13"> el proceso padre solo espera a que muera el primer proceso, y entonces también se muere, dejando otro u otros procesos todavía ejecutándose. Esto se hacentúa si ponemos un </text:span><text:span text:style-name="T12">sleep(i)</text:span><text:span text:style-name="T13"> justo antes de imprimir en pantalla el pid de los hijos.</text:span></text:p>
      <text:p text:style-name="P9"><text:span text:style-name="T13"/></text:p>
      <text:p text:style-name="P10"><text:span text:style-name="T14">b) </text:span><text:span text:style-name="T13">Introduce el mínimo número de cambios en el código del ejercicio 3 para que no deje procesos huérfanos.</text:span></text:p>
      <text:p text:style-name="P9"><text:span text:style-name="T13">Este problema podría simplemente cambiando de sitio la instrucción </text:span><text:span text:style-name="T12">wait(null)</text:span><text:span text:style-name="T13">, poniéndola dentro del bucle, junto con la instrucción que hace que el padre imprima en pantalla. De esta forma el padre espera a que muera cada proceso, antes de crear el siguiente o morir, evitando así dejar procesos huérfanos.</text:span></text:p>
      <text:p text:style-name="P9"><text:span text:style-name="T13"/></text:p>
      <text:p text:style-name="P10"><text:span text:style-name="T14">c) </text:span><text:span text:style-name="T13">Escribe un programa en C (ejercicio4.c) que genere el siguiente árbol de procesos. El proceso padre genera un proceso hijo que a su vez generará otro hijo así hasta llegar a NUM_PROGprocesos hijos. Asegurate de que cada padre espera a que termine su hijoy no queden procesos huérfanos.</text:span></text:p>
      <text:p text:style-name="P10"><text:span text:style-name="T14"/></text:p>
      <text:p text:style-name="P10"><text:span text:style-name="T14"/></text:p>
      <text:p text:style-name="P10"><draw:frame text:anchor-type="paragraph" draw:z-index="13" draw:name="Shape7" draw:style-name="gr8" draw:text-style-name="P16" svg:width="6.6252in" svg:height="3.8335in" svg:x="0.1799in" svg:y="-0.0272in"><draw:text-box><text:p><text:span text:style-name="T27">#include</text:span><text:span text:style-name="T28"> </text:span><text:span text:style-name="T29">&lt;stdio.h&gt;</text:span></text:p><text:p><text:span text:style-name="T27">#include</text:span><text:span text:style-name="T28"> </text:span><text:span text:style-name="T29">&lt;stdlib.h&gt;</text:span></text:p><text:p><text:span text:style-name="T27">#include</text:span><text:span text:style-name="T28"> </text:span><text:span text:style-name="T29">&lt;unistd.h&gt;</text:span></text:p><text:p><text:span text:style-name="T27">#include</text:span><text:span text:style-name="T28"> </text:span><text:span text:style-name="T29">&lt;sys/types.h&gt;</text:span></text:p><text:p><text:span text:style-name="T27">#include</text:span><text:span text:style-name="T28"> </text:span><text:span text:style-name="T29">&lt;sys/wait.h&gt;</text:span></text:p><text:p><text:span text:style-name="T28"/></text:p><text:p><text:span text:style-name="T27">#define NUM_PROG 3</text:span></text:p><text:p><text:span text:style-name="T28"/></text:p><text:p><text:span text:style-name="T30">int</text:span><text:span text:style-name="T28"> </text:span><text:span text:style-name="T31">main</text:span><text:span text:style-name="T28">(</text:span><text:span text:style-name="T30">void</text:span><text:span text:style-name="T28">){</text:span></text:p><text:p><text:span text:style-name="T28"/></text:p><text:p><text:span text:style-name="T28"><text:tab/></text:span><text:span text:style-name="T30">pid_t</text:span><text:span text:style-name="T28"> pid </text:span><text:span text:style-name="T32">=</text:span><text:span text:style-name="T28"> </text:span><text:span text:style-name="T32">0</text:span><text:span text:style-name="T28">;</text:span></text:p><text:p><text:span text:style-name="T28"><text:tab/></text:span><text:span text:style-name="T30">int</text:span><text:span text:style-name="T28"> i, wstatus;</text:span></text:p><text:p><text:span text:style-name="T28"><text:tab/></text:span></text:p><text:p><text:span text:style-name="T28"><text:tab/></text:span><text:span text:style-name="T33">for</text:span><text:span text:style-name="T28"> (i </text:span><text:span text:style-name="T32">=</text:span><text:span text:style-name="T28"> </text:span><text:span text:style-name="T32">0</text:span><text:span text:style-name="T28">; i </text:span><text:span text:style-name="T32">&lt;</text:span><text:span text:style-name="T28"> NUM_PROG; i</text:span><text:span text:style-name="T32">++</text:span><text:span text:style-name="T28">)</text:span></text:p><text:p><text:span text:style-name="T28"><text:tab/></text:span><text:span text:style-name="T28"><text:tab/></text:span><text:span text:style-name="T28"><text:tab/></text:span><text:span text:style-name="T33">if</text:span><text:span text:style-name="T28"> (pid </text:span><text:span text:style-name="T32">==</text:span><text:span text:style-name="T28"> </text:span><text:span text:style-name="T32">0</text:span><text:span text:style-name="T28">) pid </text:span><text:span text:style-name="T32">=</text:span><text:span text:style-name="T28"> fork();</text:span></text:p><text:p><text:span text:style-name="T28"/></text:p><text:p><text:span text:style-name="T28"><text:tab/></text:span><text:span text:style-name="T28">waitpid(pid, </text:span><text:span text:style-name="T32">&amp;</text:span><text:span text:style-name="T28">wstatus, </text:span><text:span text:style-name="T32">0</text:span><text:span text:style-name="T28">);</text:span></text:p><text:p><text:span text:style-name="T28"><text:tab/></text:span><text:span text:style-name="T28">exit(EXIT_SUCCESS);</text:span></text:p><text:p><text:span text:style-name="T28">}</text:span></text:p></draw:text-box></draw:frame><text:soft-page-break/><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sans-serif" svg:font-family="sans-serif"/>
    <style:font-face style:name="Serif" svg:font-family="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01:22:18.357513114</meta:creation-date>
    <dc:date>2019-02-11T03:09:05.395878951</dc:date>
    <meta:editing-duration>PT24M32S</meta:editing-duration>
    <meta:editing-cycles>3</meta:editing-cycles>
    <meta:generator>LibreOffice/6.0.7.3$Linux_X86_64 LibreOffice_project/00m0$Build-3</meta:generator>
    <meta:document-statistic meta:table-count="0" meta:image-count="0" meta:object-count="0" meta:page-count="3" meta:paragraph-count="11" meta:word-count="299" meta:character-count="1732" meta:non-whitespace-character-count="1442"/>
  </office:meta>
</office:document-meta>
</file>